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207cm" style:use-optimal-column-width="true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3.2715cm" style:use-optimal-column-width="true"/>
    </style:style>
    <style:style style:name="co5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external &amp; internal)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…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 slides (i.e. powerpoint, updating the trello board…)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internal)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external)</text:p>
          </table:table-cell>
          <table:table-cell office:value-type="string" table:style-name="ce4">
            <text:p>0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course documents, client's excel files etc.)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4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5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15T17:46:04Z</dc:date>
    <meta:editing-cycles>1</meta:editing-cycles>
    <meta:editing-duration>PT243S</meta:editing-duration>
  </office:meta>
</office:document-meta>
</file>